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661cm" loext:contextual-spacing="false" fo:orphans="2" fo:widows="2" fo:text-indent="0cm" style:auto-text-indent="false" fo:background-color="#ffffff" fo:padding="0cm" fo:border="none"/>
      <style:text-properties fo:font-variant="normal" fo:text-transform="none" fo:color="#414141" style:font-name="Roboto" fo:font-size="12pt" fo:letter-spacing="normal" fo:font-style="normal" fo:font-weight="normal"/>
    </style:style>
    <style:style style:name="P2" style:family="paragraph" style:parent-style-name="Heading_20_4">
      <loext:graphic-properties draw:fill="solid" draw:fill-color="#ffffff" draw:opacity="100%"/>
      <style:paragraph-properties fo:margin-left="0cm" fo:margin-right="0cm" fo:margin-top="0cm" fo:margin-bottom="0.661cm" loext:contextual-spacing="false" fo:line-height="135%" fo:orphans="2" fo:widows="2" fo:text-indent="0cm" style:auto-text-indent="false" fo:background-color="#ffffff" fo:padding="0cm" fo:border="none"/>
      <style:text-properties fo:font-variant="normal" fo:text-transform="none" fo:color="#222222" style:font-name="Roboto" fo:font-size="13.5pt" fo:letter-spacing="normal" fo:font-style="normal" fo:font-weight="bold"/>
    </style:style>
    <style:style style:name="P3" style:family="paragraph" style:parent-style-name="Text_20_body">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4" style:family="paragraph" style:parent-style-name="Heading_20_4">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222222" style:font-name="Roboto" fo:font-size="13.5pt" fo:letter-spacing="normal" fo:font-style="normal" fo:font-weight="bold"/>
    </style:style>
    <style:style style:name="P5" style:family="paragraph" style:parent-style-name="Text_20_body">
      <style:text-properties fo:font-variant="normal" fo:text-transform="none" fo:color="#222222" style:font-name="Roboto" fo:font-size="16pt" fo:letter-spacing="normal" fo:font-style="normal" fo:font-weight="bold" officeooo:rsid="0010ef18" officeooo:paragraph-rsid="0010ef18" style:font-size-asian="16pt" style:font-size-complex="16pt"/>
    </style:style>
    <style:style style:name="P6" style:family="paragraph" style:parent-style-name="Heading_20_4">
      <style:text-properties fo:font-variant="normal" fo:text-transform="none" fo:color="#222222" style:font-name="Roboto" fo:font-size="13.5pt" fo:letter-spacing="normal" fo:font-style="normal" fo:font-weight="bold"/>
    </style:style>
    <style:style style:name="P7" style:family="paragraph" style:parent-style-name="Heading_20_4">
      <style:text-properties fo:font-variant="normal" fo:text-transform="none" fo:color="#222222" style:font-name="Roboto" fo:font-size="13.5pt" fo:letter-spacing="normal" fo:font-style="normal" fo:font-weight="bold" officeooo:rsid="0010ef18" officeooo:paragraph-rsid="0010ef18"/>
    </style:style>
    <style:style style:name="P8" style:family="paragraph" style:parent-style-name="Text_20_body" style:list-style-name="L1">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9" style:family="paragraph" style:parent-style-name="Text_20_body" style:list-style-name="L2">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T1" style:family="text">
      <style:text-properties officeooo:rsid="0010ef18"/>
    </style:style>
    <style:style style:name="T2" style:family="text">
      <style:text-properties fo:font-size="16pt" style:font-size-asian="16pt" style:font-size-complex="16pt"/>
    </style:style>
    <style:style style:name="T3" style:family="text">
      <style:text-properties officeooo:rsid="00134bf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text:s text:c="35"/><text:span text:style-name="T2">Jenkins-Interview</text:span></text:h>
      <text:p text:style-name="P5">------------------------------------------------------------------------</text:p>
      <text:h text:style-name="P6" text:outline-level="4">Q<text:span text:style-name="T1">1</text:span>) how can you clone a Git repository via Jenkins?</text:h>
      <text:p text:style-name="P1">First, we must enter the e-mail and user name for your Jenkins system, then switch into your job directory and execute the “git config” command.</text:p>
      <text:h text:style-name="P6" text:outline-level="4">Q2) what is a Jenkins Pipeline?</text:h>
      <text:p text:style-name="P1">Jenkins Pipeline (or simply “Pipeline”) is a suite of plugins which supports implementing and integrating continuous delivery pipelines into Jenkins.</text:p>
      <text:h text:style-name="P6" text:outline-level="4">Q<text:span text:style-name="T3">4</text:span>) What is Jenkins?</text:h>
      <text:p text:style-name="P1">Jenkins is an open source continuous integration tool which is written in Java language. It keeps a track on version control system and to initiate and monitor a build system if any changes occur. It monitors the whole process and provides reports and notifications to alert the concern team.</text:p>
      <text:h text:style-name="P2" text:outline-level="4">Q<text:span text:style-name="T3">5</text:span>) What is the difference between Maven, Ant and Jenkins?</text:h>
      <text:p text:style-name="P1">Maven and Ant are Build Technologies whereas Jenkins is a continuous integration(CI/CD) tool.</text:p>
      <text:h text:style-name="P2" text:outline-level="4">Q<text:span text:style-name="T3">6</text:span>) Explain what is continuous integration?</text:h>
      <text:p text:style-name="P1">When multiple developers or teams are working on different segments of same web application, we need to perform integration test by integrating all the modules. To do that an automated process for each piece of code is performed on daily bases so that all your code gets tested. And this whole process is termed as continuous integration.</text:p>
      <text:h text:style-name="P2" text:outline-level="4">Q<text:span text:style-name="T3">7</text:span>) What is the relation between Hudson and Jenkins?</text:h>
      <text:p text:style-name="P1">Hudson was the earlier name of current Jenkins. After some issue faced, the project name was changed from Hudson to Jenkins.</text:p>
      <text:h text:style-name="P2" text:outline-level="4">Q<text:span text:style-name="T3">8</text:span>) What are the advantages of Jenkins?</text:h>
      <text:p text:style-name="P1">Advantage of using Jenkins</text:p>
      <text:list xml:id="list2513363987" text:style-name="L1">
        <text:list-item>
          <text:p text:style-name="P8"><text:soft-page-break/>Bug tracking is easy at early stage in development environment.</text:p>
        </text:list-item>
        <text:list-item>
          <text:p text:style-name="P8">Provides a very large numbers of plugin support.</text:p>
        </text:list-item>
        <text:list-item>
          <text:p text:style-name="P8">Iterative improvement to the code, code is basically divided into small sprints.</text:p>
        </text:list-item>
        <text:list-item>
          <text:p text:style-name="P8">Build failures are cached at integration stage.</text:p>
        </text:list-item>
        <text:list-item>
          <text:p text:style-name="P8">For each code commit changes an automatic build report notification get generated.</text:p>
        </text:list-item>
        <text:list-item>
          <text:p text:style-name="P8">To notify developers about build report success or failure, it can be integrated with LDAP mail server.</text:p>
        </text:list-item>
        <text:list-item>
          <text:p text:style-name="P8">Achieves continuous integration agile development and test-driven development environment.</text:p>
        </text:list-item>
        <text:list-item>
          <text:p text:style-name="P8">With simple steps, maven release project can also be automated.</text:p>
        </text:list-item>
      </text:list>
      <text:h text:style-name="P2" text:outline-level="4">Q<text:span text:style-name="T3">9</text:span>) Which SCM tools does Jenkins supports?</text:h>
      <text:p text:style-name="P1">Source code management tools supported by Jenkins are below:</text:p>
      <text:list xml:id="list2293935821" text:style-name="L2">
        <text:list-item>
          <text:p text:style-name="P9">AccuRev</text:p>
        </text:list-item>
        <text:list-item>
          <text:p text:style-name="P9">CVS</text:p>
        </text:list-item>
        <text:list-item>
          <text:p text:style-name="P9">Subversion</text:p>
        </text:list-item>
        <text:list-item>
          <text:p text:style-name="P9">Git</text:p>
        </text:list-item>
        <text:list-item>
          <text:p text:style-name="P9">Mercurial</text:p>
        </text:list-item>
        <text:list-item>
          <text:p text:style-name="P9">Perforce</text:p>
        </text:list-item>
        <text:list-item>
          <text:p text:style-name="P9">Clearcase</text:p>
        </text:list-item>
        <text:list-item>
          <text:p text:style-name="P9">RTC</text:p>
        </text:list-item>
      </text:list>
      <text:h text:style-name="P4" text:outline-level="4">Q45) How can your setup Jenkins jobs?</text:h>
      <text:p text:style-name="P1">Steps to set up Jenkins job as follows:</text:p>
      <text:p text:style-name="P1">Select new item from the menu.</text:p>
      <text:p text:style-name="P1">After that enter a name for the job (it can be anything) and select free-style job.</text:p>
      <text:p text:style-name="P1">Then click OK to create new job in Jenkins dashboard.</text:p>
      <text:p text:style-name="P1">The next page enables you to configure your job, and it’s done.</text:p>
      <text:p text:style-name="P3"/>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3:35:15.672172958</meta:creation-date>
    <dc:date>2019-09-29T10:20:21.434674945</dc:date>
    <meta:editing-duration>PT1H53M44S</meta:editing-duration>
    <meta:editing-cycles>6</meta:editing-cycles>
    <meta:generator>LibreOffice/6.0.7.3$Linux_X86_64 LibreOffice_project/00m0$Build-3</meta:generator>
    <meta:document-statistic meta:table-count="0" meta:image-count="0" meta:object-count="0" meta:page-count="3" meta:paragraph-count="40" meta:word-count="427" meta:character-count="2635" meta:non-whitespace-character-count="2229"/>
  </office:meta>
</office:document-meta>
</file>